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variant="normal" fo:text-transform="none" style:font-name="Times New Roman" fo:font-size="12pt" fo:font-style="normal" officeooo:rsid="0017f53b" officeooo:paragraph-rsid="0017f53b" fo:background-color="#f4f4f4" style:font-size-asian="12pt" style:font-size-complex="12pt"/>
    </style:style>
    <style:style style:name="P2" style:family="paragraph" style:parent-style-name="Text_20_body">
      <style:paragraph-properties fo:margin-top="0in" fo:margin-bottom="0in" loext:contextual-spacing="false"/>
      <style:text-properties fo:font-variant="normal" fo:text-transform="none" style:font-name="Times New Roman" fo:font-size="12pt" fo:font-style="normal" fo:background-color="#f4f4f4" style:font-size-asian="12pt" style:font-size-complex="12pt"/>
    </style:style>
    <style:style style:name="P3" style:family="paragraph" style:parent-style-name="Text_20_body">
      <loext:graphic-properties draw:fill="solid" draw:fill-color="#f4f4f4" draw:opacity="100%"/>
      <style:paragraph-properties fo:margin-top="0in" fo:margin-bottom="0in" loext:contextual-spacing="false" fo:background-color="#f4f4f4"/>
      <style:text-properties fo:font-variant="normal" fo:text-transform="none" style:font-name="Times New Roman" fo:font-size="12pt" fo:font-style="normal" style:font-size-asian="12pt" style:font-size-complex="12pt"/>
    </style:style>
    <style:style style:name="P4" style:family="paragraph" style:parent-style-name="Standard">
      <style:text-properties style:font-name="Times New Roman" officeooo:rsid="0017f53b" officeooo:paragraph-rsid="0017f53b"/>
    </style:style>
    <style:style style:name="P5" style:family="paragraph" style:parent-style-name="Standard">
      <style:text-properties style:font-name="Times New Roman" fo:font-size="12pt" officeooo:rsid="0017f53b" officeooo:paragraph-rsid="0017f53b"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lc 1 Final exam review guide </text:p>
      <text:p text:style-name="P4"/>
      <text:p text:style-name="P1">1) Be able to state the squeeze theorem (9/5/16)</text:p>
      <text:p text:style-name="P2">2) Be able to state the definition of the derivative (either formula) (9/7/16)</text:p>
      <text:p text:style-name="P2">3) Be able to explain in four or five sentences the motivation for the formula for the definition of the derivative (9/7/16)</text:p>
      <text:p text:style-name="P2">4) Be able to derive the power rule.  (9/12/16)</text:p>
      <text:p text:style-name="P2">5) Be able to derive the product rule.  (9/12/16)</text:p>
      <text:p text:style-name="P2">6) Know how to derive that the derivative of sin x is cos x (using lim_{h-&gt;0} sin h/h=1 and lim_{h-&gt;0} (cos h-1)/h=0).  (9/14/16)</text:p>
      <text:p text:style-name="P3">7) Know the definition of absolute maximum (pg 205).</text:p>
      <text:p text:style-name="P2">8) Know the definition of local maximum (pg 205).</text:p>
      <text:p text:style-name="P2">9) First derivative test (pg 222).  Be able to state the first derivative test.  Also, be able to write a few sentences that explains the first derivative test conceptually.</text:p>
      <text:p text:style-name="P2">10) Concavity Test.  Be able to explain why the second derivative being positive makes the graph concave up.  (9/30/16.)</text:p>
      <text:p text:style-name="P2">11) Second derivative test (pg 225).  Be able to state the second derivative test.  Also, be able to write a few sentences that explains the second derivative test conceptually.</text:p>
      <text:p text:style-name="P2">12) Know the definition of a point of inflection. (pg 225)</text:p>
      <text:p text:style-name="P2">13) Newton's method.  Be able to explain how Newton's method works.  You should be able to explain not only how to apply the method, but also why it typically works, and what are some of the reasons it might not work.  (10/12)</text:p>
      <text:p text:style-name="P3">14) Know the argument for why any two antiderivatives of a function f(x) must differ by a constant. (10/14).</text:p>
      <text:p text:style-name="P2">15) Know the definition of the definite integral.  Be able to explain each of the parts of this definition, like why Delta x=(b-a)/n, or what x_i^* represents, etc.  (10/24 and 10/28).</text:p>
      <text:p text:style-name="P2">16) Know how to derive the first statement of the fundamental theorem of calculus.  (11/2/16)</text:p>
      <text:p text:style-name="P2">17) Know how to derive the second statement of the fundamental theorem of calculus.  (11/2/16)</text:p>
      <text:p text:style-name="P2">18) Be able to derive any of the five properties of logarithms, using the definition of logarithm and the exponential laws.  (11/9/16)</text:p>
      <text:p text:style-name="P2">19) Be able to derive the formula for the derivative of ln x.  (11/11/16)</text:p>
      <text:p text:style-name="P2">20) Be able to derive the formula for the derivative of arcsin(x) and arctan(x).  (11/14/16)</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1:32:56.426212000</meta:creation-date>
    <dc:date>2016-12-05T11:33:32.506469000</dc:date>
    <meta:editing-duration>PT36S</meta:editing-duration>
    <meta:editing-cycles>1</meta:editing-cycles>
    <meta:document-statistic meta:table-count="0" meta:image-count="0" meta:object-count="0" meta:page-count="1" meta:paragraph-count="21" meta:word-count="370" meta:character-count="2139" meta:non-whitespace-character-count="1770"/>
    <meta:generator>LibreOffice/5.2.3.3$MacOSX_X86_64 LibreOffice_project/d54a8868f08a7b39642414cf2c8ef2f228f780cf</meta:generator>
  </office:meta>
</office:document-meta>
</file>